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cd171" fo:background-color="#1e1e1e"/>
    </style:style>
    <style:style style:name="P3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font-weight="bold" officeooo:rsid="003a69da" officeooo:paragraph-rsid="003a69da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font-weight="bold" officeooo:rsid="003cbd11" officeooo:paragraph-rsid="003cbd11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font-weight="bold" officeooo:rsid="003d945f" officeooo:paragraph-rsid="003d945f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color="#d4d4d4" style:font-name="Droid Sans Mono" fo:font-size="10.5pt" fo:font-weight="normal" officeooo:rsid="003a69da" officeooo:paragraph-rsid="003a69da" fo:background-color="#1e1e1e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color="#d4d4d4" style:font-name="Droid Sans Mono" fo:font-size="10.5pt" fo:font-weight="normal" officeooo:rsid="003a69da" officeooo:paragraph-rsid="003a69da" fo:background-color="#1e1e1e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color="#d4d4d4" style:font-name="Droid Sans Mono" fo:font-size="10.5pt" fo:font-weight="normal" officeooo:paragraph-rsid="003d945f" fo:background-color="#1e1e1e"/>
    </style:style>
    <style:style style:name="P9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font-weight="normal" officeooo:rsid="003a69da" officeooo:paragraph-rsid="003a69da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font-weight="normal" officeooo:rsid="003a69da" officeooo:paragraph-rsid="003d945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font-weight="normal" officeooo:rsid="003d945f" officeooo:paragraph-rsid="003d945f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font-weight="normal" officeooo:paragraph-rsid="003a69da"/>
    </style:style>
    <style:style style:name="P13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2pt" fo:font-weight="bold" officeooo:rsid="0039621a" officeooo:paragraph-rsid="0010f2c2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Droid Sans Mono" fo:font-size="10.5pt" fo:font-weight="bold" officeooo:rsid="003d945f" officeooo:paragraph-rsid="003d945f" fo:background-color="transparent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3a69da"/>
    </style:style>
    <style:style style:name="P16" style:family="paragraph" style:parent-style-name="Standard" style:master-page-name="">
      <loext:graphic-properties draw:fill="none"/>
      <style:paragraph-properties fo:margin-left="0cm" fo:margin-right="-1.3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c9211e" fo:font-weight="bold" officeooo:rsid="003a69da" officeooo:paragraph-rsid="003a69da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-1.3cm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2pt" fo:font-weight="bold" officeooo:rsid="0010f2c2" officeooo:paragraph-rsid="003a69da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bd11" style:font-weight-asian="bold" style:font-weight-complex="bold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" fo:font-size="10.5pt" fo:font-weight="normal" fo:background-color="#1e1e1e" loext:char-shading-value="0"/>
    </style:style>
    <style:style style:name="T5" style:family="text">
      <style:text-properties fo:color="#9cdcfe" style:font-name="Droid Sans Mono" fo:font-size="10.5pt" fo:background-color="#1e1e1e" loext:char-shading-value="0"/>
    </style:style>
    <style:style style:name="T6" style:family="text">
      <style:text-properties fo:color="#9cdcfe" style:font-name="Droid Sans Mono" fo:font-size="10.5pt" officeooo:rsid="003d945f" fo:background-color="#1e1e1e" loext:char-shading-value="0"/>
    </style:style>
    <style:style style:name="T7" style:family="text">
      <style:text-properties fo:color="#9cdcfe" officeooo:rsid="003d945f" style:font-weight-asian="normal" style:font-weight-complex="normal"/>
    </style:style>
    <style:style style:name="T8" style:family="text">
      <style:text-properties fo:color="#d4d4d4" style:font-name="Droid Sans Mono" fo:font-size="10.5pt" fo:font-weight="normal" fo:background-color="#1e1e1e" loext:char-shading-value="0"/>
    </style:style>
    <style:style style:name="T9" style:family="text">
      <style:text-properties fo:color="#d4d4d4" style:font-name="Droid Sans Mono" fo:font-size="10.5pt" fo:background-color="#1e1e1e" loext:char-shading-value="0"/>
    </style:style>
    <style:style style:name="T10" style:family="text">
      <style:text-properties fo:color="#d4d4d4" style:font-name="Droid Sans Mono" fo:font-size="10.5pt" officeooo:rsid="003d945f" fo:background-color="#1e1e1e" loext:char-shading-value="0"/>
    </style:style>
    <style:style style:name="T11" style:family="text">
      <style:text-properties fo:font-weight="normal" officeooo:rsid="003a69da" style:font-weight-asian="normal" style:font-weight-complex="normal"/>
    </style:style>
    <style:style style:name="T12" style:family="text">
      <style:text-properties fo:color="#569cd6"/>
    </style:style>
    <style:style style:name="T13" style:family="text">
      <style:text-properties fo:color="#569cd6" style:font-name="Droid Sans Mono" fo:font-size="10.5pt" fo:font-weight="normal" fo:background-color="#1e1e1e" loext:char-shading-value="0"/>
    </style:style>
    <style:style style:name="T14" style:family="text">
      <style:text-properties fo:color="#569cd6" style:font-name="Droid Sans Mono" fo:font-size="10.5pt" fo:background-color="#1e1e1e" loext:char-shading-value="0"/>
    </style:style>
    <style:style style:name="T15" style:family="text">
      <style:text-properties fo:color="#569cd6" fo:background-color="transparent" loext:char-shading-value="0"/>
    </style:style>
    <style:style style:name="T16" style:family="text">
      <style:text-properties fo:color="#569cd6" officeooo:rsid="003d945f" style:font-weight-asian="normal" style:font-weight-complex="normal"/>
    </style:style>
    <style:style style:name="T17" style:family="text">
      <style:text-properties fo:color="#ce9178"/>
    </style:style>
    <style:style style:name="T18" style:family="text">
      <style:text-properties fo:color="#ce9178" style:font-name="Droid Sans Mono" fo:font-size="10.5pt" fo:background-color="#1e1e1e" loext:char-shading-value="0"/>
    </style:style>
    <style:style style:name="T19" style:family="text">
      <style:text-properties fo:color="#ce9178" officeooo:rsid="003cd171"/>
    </style:style>
    <style:style style:name="T20" style:family="text">
      <style:text-properties fo:color="#dcdcaa"/>
    </style:style>
    <style:style style:name="T21" style:family="text">
      <style:text-properties fo:color="#dcdcaa" style:font-name="Droid Sans Mono" fo:font-size="10.5pt" fo:font-weight="normal" fo:background-color="#1e1e1e" loext:char-shading-value="0"/>
    </style:style>
    <style:style style:name="T22" style:family="text">
      <style:text-properties fo:color="#dcdcaa" style:font-name="Droid Sans Mono" fo:font-size="10.5pt" fo:background-color="#1e1e1e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3d945f" fo:background-color="transparent" loext:char-shading-value="0" style:font-weight-asian="normal" style:font-weight-complex="normal"/>
    </style:style>
    <style:style style:name="T25" style:family="text">
      <style:text-properties officeooo:rsid="003a69da" style:font-weight-asian="normal" style:font-weight-complex="normal"/>
    </style:style>
    <style:style style:name="T26" style:family="text">
      <style:text-properties officeooo:rsid="003d945f" style:font-weight-asian="normal" style:font-weight-complex="normal"/>
    </style:style>
    <style:style style:name="T27" style:family="text">
      <style:text-properties fo:color="#b5cea8"/>
    </style:style>
    <style:style style:name="T28" style:family="text">
      <style:text-properties fo:color="#b5cea8" style:font-name="Droid Sans Mono" fo:font-size="10.5pt" fo:background-color="#1e1e1e" loext:char-shading-value="0"/>
    </style:style>
    <style:style style:name="T29" style:family="text">
      <style:text-properties fo:color="#b5cea8" style:font-name="Droid Sans Mono" fo:font-size="10.5pt" officeooo:rsid="003d945f" fo:background-color="#1e1e1e" loext:char-shading-value="0"/>
    </style:style>
    <style:style style:name="T30" style:family="text">
      <style:text-properties fo:color="#b5cea8" officeooo:rsid="003d945f" style:font-weight-asian="normal" style:font-weight-complex="normal"/>
    </style:style>
    <style:style style:name="T31" style:family="text">
      <style:text-properties officeooo:rsid="003b5b04"/>
    </style:style>
    <style:style style:name="T32" style:family="text">
      <style:text-properties officeooo:rsid="003cbd11"/>
    </style:style>
    <style:style style:name="T33" style:family="text">
      <style:text-properties officeooo:rsid="003cd171"/>
    </style:style>
    <style:style style:name="T34" style:family="text">
      <style:text-properties fo:color="#c9211e" fo:background-color="transparent" loext:char-shading-value="0"/>
    </style:style>
    <style:style style:name="T35" style:family="text">
      <style:text-properties fo:color="#000000" fo:background-color="transparent" loext:char-shading-value="0"/>
    </style:style>
    <style:style style:name="T36" style:family="text">
      <style:text-properties fo:color="#000000" officeooo:rsid="003cd171" fo:background-color="transparent" loext:char-shading-value="0"/>
    </style:style>
    <style:style style:name="T37" style:family="text">
      <style:text-properties officeooo:rsid="003d945f"/>
    </style:style>
    <style:style style:name="T38" style:family="text">
      <style:text-properties fo:color="#c586c0" style:font-name="Droid Sans Mono" fo:font-size="10.5pt" officeooo:rsid="003d945f" fo:background-color="#1e1e1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~~~~~~~~~~~~~~~~~CANVAS~~~~~~~~~~~~~~~~~~~~</text:p>
      <text:p text:style-name="P3"/>
      <text:p text:style-name="P3">.QuerySelector</text:p>
      <text:p text:style-name="P6"><text:span text:style-name="T15"><text:tab/></text:span><text:span text:style-name="T12">var</text:span> <text:span text:style-name="T3">tela</text:span> = <text:span text:style-name="T3">document</text:span>.<text:span text:style-name="T20">querySelector</text:span>(<text:span text:style-name="T17">"canvas"</text:span>)</text:p>
      <text:p text:style-name="P9">- Busca, (seleciona) a tag canvas la no mundo HTML.</text:p>
      <text:p text:style-name="P9"/>
      <text:p text:style-name="P3">.GetContext</text:p>
      <text:p text:style-name="P12"><text:span text:style-name="T25"><text:tab/></text:span><text:span text:style-name="T14">var</text:span><text:span text:style-name="T9"> </text:span><text:span text:style-name="T5">pincel</text:span><text:span text:style-name="T9"> = </text:span><text:span text:style-name="T5">tela</text:span><text:span text:style-name="T9">.</text:span><text:span text:style-name="T22">getContext</text:span><text:span text:style-name="T9">(</text:span><text:span text:style-name="T18">"2d"</text:span><text:span text:style-name="T9">)</text:span></text:p>
      <text:p text:style-name="P9">- Informa o pincel que ele vai desenhar em 2D</text:p>
      <text:p text:style-name="P9"/>
      <text:p text:style-name="P3">.fillStyle</text:p>
      <text:p text:style-name="P12"><text:span text:style-name="T25"><text:tab/></text:span><text:span text:style-name="T5">pincel</text:span><text:span text:style-name="T9">.</text:span><text:span text:style-name="T5">fillStyle</text:span><text:span text:style-name="T9"> = </text:span><text:span text:style-name="T18">"gray"</text:span></text:p>
      <text:p text:style-name="P9">- Define a cor do pincel</text:p>
      <text:p text:style-name="P9"/>
      <text:p text:style-name="P9"><text:span text:style-name="T1">.fillRect(0,0,600,400)</text:span>;</text:p>
      <text:p text:style-name="P12"><text:span text:style-name="T25"><text:tab/></text:span><text:span text:style-name="T5">pincel</text:span><text:span text:style-name="T9">.</text:span><text:span text:style-name="T22">fillRect</text:span><text:span text:style-name="T9">(</text:span><text:span text:style-name="T28">0</text:span><text:span text:style-name="T9">, </text:span><text:span text:style-name="T28">0</text:span><text:span text:style-name="T9">, </text:span><text:span text:style-name="T28">600</text:span><text:span text:style-name="T9">, </text:span><text:span text:style-name="T28">400</text:span><text:span text:style-name="T9">)</text:span></text:p>
      <text:p text:style-name="P9">- Define as coordenadorias do inicio do pincel(0, 0,) e quanto ele deve percorrer no eixo x e y.</text:p>
      <text:p text:style-name="P9"/>
      <text:p text:style-name="P3">.fill<text:span text:style-name="T31">();</text:span></text:p>
      <text:p text:style-name="P12"><text:span text:style-name="T25"><text:tab/></text:span><text:span text:style-name="T5">pincel</text:span><text:span text:style-name="T9">.</text:span><text:span text:style-name="T22">fill</text:span><text:span text:style-name="T9">();</text:span></text:p>
      <text:p text:style-name="P9">- <text:span text:style-name="T31">manda o pincel pintar.</text:span></text:p>
      <text:p text:style-name="P9"/>
      <text:p text:style-name="P9">.<text:span text:style-name="T2">fillStroke</text:span></text:p>
      <text:p text:style-name="P12"><text:span text:style-name="T25"><text:tab/></text:span><text:span text:style-name="T5">pincel</text:span><text:span text:style-name="T9">.</text:span><text:span text:style-name="T5">fillStroke</text:span><text:span text:style-name="T9"> = </text:span><text:span text:style-name="T18">"black"</text:span></text:p>
      <text:p text:style-name="P9">- <text:span text:style-name="T32">Define a cor de borda da moldura</text:span></text:p>
      <text:p text:style-name="P9"/>
      <text:p text:style-name="P3">.<text:span text:style-name="T32">strokeRect();</text:span></text:p>
      <text:p text:style-name="P12"><text:span text:style-name="T25"><text:tab/></text:span><text:span text:style-name="T5">pincel</text:span><text:span text:style-name="T9">.</text:span><text:span text:style-name="T22">strokeRect</text:span><text:span text:style-name="T9">(</text:span><text:span text:style-name="T5">x</text:span><text:span text:style-name="T9"> , </text:span><text:span text:style-name="T5">y</text:span><text:span text:style-name="T9">, </text:span><text:span text:style-name="T28">50</text:span><text:span text:style-name="T9">, </text:span><text:span text:style-name="T28">50</text:span><text:span text:style-name="T9">);</text:span></text:p>
      <text:p text:style-name="P9">- <text:span text:style-name="T32">São as coordenadas da borda.</text:span></text:p>
      <text:p text:style-name="P9"/>
      <text:p text:style-name="P4">Triangulo</text:p>
      <text:p text:style-name="P7"><text:span text:style-name="T3">pincel</text:span>.<text:span text:style-name="T3">fillStyle</text:span> = <text:span text:style-name="T17">"</text:span><text:span text:style-name="T19">black</text:span><text:span text:style-name="T17">"</text:span>; <text:span text:style-name="T34"><text:s text:c="4"/>- </text:span><text:span text:style-name="T36">define a cor</text:span></text:p>
      <text:p text:style-name="P1"><text:span text:style-name="T3">pincel</text:span>.<text:span text:style-name="T20">beginPath</text:span>(); <text:span text:style-name="T23"><text:s text:c="12"/></text:span><text:span text:style-name="T35"><text:s/>- </text:span><text:span text:style-name="T36">pincel inicia</text:span></text:p>
      <text:p text:style-name="P1"><text:span text:style-name="T3">pincel</text:span>.<text:span text:style-name="T20">moveTo</text:span>(<text:span text:style-name="T27">100</text:span>, <text:span text:style-name="T27">175</text:span>);<text:span text:style-name="T23"> <text:s text:c="2"/></text:span><text:span text:style-name="T35">-</text:span><text:span text:style-name="T36">pincel move para</text:span></text:p>
      <text:p text:style-name="P1"><text:span text:style-name="T3">pincel</text:span>.<text:span text:style-name="T20">lineTo</text:span>(<text:span text:style-name="T27">100</text:span>, <text:span text:style-name="T27">350</text:span>); <text:span text:style-name="T23"><text:s text:c="5"/></text:span><text:span text:style-name="T35">- </text:span><text:span text:style-name="T36">partindo da anterior faça uma linha até aqui.</text:span></text:p>
      <text:p text:style-name="P2"><text:span text:style-name="T3">pincel</text:span>.<text:span text:style-name="T20">lineTo</text:span>(<text:span text:style-name="T27">275</text:span>, <text:span text:style-name="T27">350</text:span>); <text:span text:style-name="T35"><text:s text:c="5"/>- </text:span><text:span text:style-name="T36">partindo da anterior faça uma linha até aqui</text:span></text:p>
      <text:p text:style-name="P1"><text:span text:style-name="T3">pincel</text:span>.<text:span text:style-name="T20">fill</text:span>(); <text:span text:style-name="T35"><text:s text:c="25"/>- </text:span><text:span text:style-name="T36">pincel pinta</text:span></text:p>
      <text:p text:style-name="P9"/>
      <text:p text:style-name="P9"/>
      <text:p text:style-name="P3">.<text:span text:style-name="T33">clearRect(0,0,600,400);</text:span></text:p>
      <text:p text:style-name="P12"><text:span text:style-name="T25"><text:tab/></text:span><text:span text:style-name="T5">pincel</text:span><text:span text:style-name="T9">.</text:span><text:span text:style-name="T22">clearRect</text:span><text:span text:style-name="T9">(</text:span><text:span text:style-name="T28">0</text:span><text:span text:style-name="T9">, </text:span><text:span text:style-name="T28">0</text:span><text:span text:style-name="T9">, </text:span><text:span text:style-name="T28">600</text:span><text:span text:style-name="T9">, </text:span><text:span text:style-name="T28">400</text:span><text:span text:style-name="T9">)</text:span></text:p>
      <text:p text:style-name="P9">- <text:span text:style-name="T33">limpa a tela na cordenada informada</text:span></text:p>
      <text:p text:style-name="P9"/>
      <text:p text:style-name="P5">document.onkeydown = função;</text:p>
      <text:p text:style-name="P12"><text:span text:style-name="T25"><text:tab/></text:span><text:span text:style-name="T5">document</text:span><text:span text:style-name="T9">.</text:span><text:span text:style-name="T5">onkeydown</text:span><text:span text:style-name="T9"> = </text:span><text:span text:style-name="T22">leDoTeclado</text:span><text:span text:style-name="T9">;</text:span></text:p>
      <text:p text:style-name="P11">- chama a função quando uma das 4 teclas de seta do teclado é pressionada.</text:p>
      <text:p text:style-name="P9"/>
      <text:p text:style-name="P5">evento.keyCode</text:p>
      <text:p text:style-name="P15"><text:span text:style-name="T11"><text:tab/></text:span><text:span text:style-name="T13">function</text:span><text:span text:style-name="T8"> </text:span><text:span text:style-name="T21">leDoTeclado</text:span><text:span text:style-name="T8">(</text:span><text:span text:style-name="T4">evento</text:span><text:span text:style-name="T8">) </text:span></text:p>
      <text:p text:style-name="P10"><text:span text:style-name="T37"><text:s text:c="17"/></text:span><text:span text:style-name="T10">{</text:span><text:span text:style-name="T38">if</text:span><text:span text:style-name="T10">(</text:span><text:span text:style-name="T6">evento</text:span><text:span text:style-name="T10">.</text:span><text:span text:style-name="T6">keyCode</text:span><text:span text:style-name="T10"> == </text:span><text:span text:style-name="T6">esquerda</text:span><text:span text:style-name="T10">) {</text:span><text:span text:style-name="T6">x</text:span><text:span text:style-name="T10"> -= </text:span><text:span text:style-name="T29">10</text:span><text:span text:style-name="T10">}}</text:span></text:p>
      <text:p text:style-name="P11">-lê o valor do <text:span text:style-name="T1">evento seta pressionada</text:span>.</text:p>
      <text:p text:style-name="P11"/>
      <text:p text:style-name="P14"><text:soft-page-break/><text:span text:style-name="T37">V</text:span>alor do evento seta.</text:p>
      <text:p text:style-name="P8"><text:span text:style-name="T16">var</text:span><text:span text:style-name="T26"> </text:span><text:span text:style-name="T7">esquerda</text:span><text:span text:style-name="T26"> = </text:span><text:span text:style-name="T30">37</text:span><text:span text:style-name="T26">;</text:span><text:span text:style-name="T24"> <text:s text:c="3"/></text:span><text:span text:style-name="T12">var</text:span> <text:span text:style-name="T3">cima</text:span> = <text:span text:style-name="T27">38</text:span>;<text:span text:style-name="T23"> <text:s text:c="4"/></text:span><text:span text:style-name="T12">var</text:span> <text:span text:style-name="T3">direita</text:span> = <text:span text:style-name="T27">39</text:span>; <text:span text:style-name="T23"><text:s text:c="5"/></text:span><text:span text:style-name="T12">var</text:span> <text:span text:style-name="T3">baixo</text:span> = <text:span text:style-name="T27">40</text:span>;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7cm" fo:margin-right="2.0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08:01:36.543827575</meta:creation-date>
    <dc:date>2021-10-01T12:03:15.911717871</dc:date>
    <meta:editing-duration>PT20H22M4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208" meta:character-count="1478" meta:non-whitespace-character-count="1217"/>
  </office:meta>
</office:document-meta>
</file>